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T16" style:parent-style-name="Основнойшрифтабзаца" style:family="text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list-style-name="LFO4" style:family="paragraph"/>
    <style:style style:name="P19" style:parent-style-name="Standard" style:family="paragraph">
      <style:paragraph-properties fo:margin-left="0.5in">
        <style:tab-stops/>
      </style:paragraph-properties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Standard" style:list-style-name="LFO4" style:family="paragraph"/>
    <style:style style:name="T22" style:parent-style-name="Основнойшрифтабзаца" style:family="text">
      <style:text-properties fo:language="en" fo:country="US"/>
    </style:style>
    <style:style style:name="P23" style:parent-style-name="Standard" style:list-style-name="LFO4" style:family="paragraph"/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Standard" style:list-style-name="LFO4" style:family="paragraph"/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Standard" style:list-style-name="LFO4" style:family="paragraph"/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Ответы на тестовое задание к вакансии «Младший инженер по автоматизации»</text:p>
      <text:p text:style-name="Standard"/>
      <text:p text:style-name="Standard">Часть A.</text:p>
      <text:p text:style-name="Standard"/>
      <text:list text:style-name="LFO1" text:continue-numbering="true">
        <text:list-item>
          <text:p text:style-name="P3">A;</text:p>
        </text:list-item>
        <text:list-item>
          <text:p text:style-name="P4">A;</text:p>
        </text:list-item>
        <text:list-item>
          <text:p text:style-name="P5">C;</text:p>
        </text:list-item>
        <text:list-item>
          <text:p text:style-name="P6">A;</text:p>
        </text:list-item>
      </text:list>
      <text:p text:style-name="Standard"/>
      <text:p text:style-name="Standard">Часть B.</text:p>
      <text:p text:style-name="Standard"/>
      <text:list text:style-name="LFO2" text:continue-numbering="true">
        <text:list-item>
          <text:p text:style-name="P7">Для трассировки пути без предустановленной программы traceroute (или ее<text:s/>аналогов) можно использовать стандартную утилиту ping с флагом -R. «ping -R 1.1.1.1»</text:p>
        </text:list-item>
        <text:list-item>
          <text:p text:style-name="P8">Для слияния веток dev и hot_fix необходимо выполнить следующие действия в программе git: git checkout dev; git merge hot_fix;</text:p>
        </text:list-item>
        <text:list-item>
          <text:p text:style-name="P9">Для указания почтового сервера лучше всего использовать DNS запись типа MX (mail exchanger)</text:p>
        </text:list-item>
        <text:list-item>
          <text:p text:style-name="P10">Проблема может заключаться в том, что процесс все еще использует файл с таким именем (если создавался ранее) или в системе недостаточно Inode, что не позволяет создать файл. При отсутствии доступных Inode можно будет выполнить команду ln oldfile.txt newfile.txt так как это создаст жесткую ссылку на файл с одинаковым идентификатором Inode.</text:p>
        </text:list-item>
        <text:list-item>
          <text:p text:style-name="P11"/>
        </text:list-item>
      </text:list>
      <text:p text:style-name="Standard"/>
      <text:p text:style-name="Standard"/>
      <text:list text:style-name="LFO3" text:continue-numbering="true">
        <text:list-item>
          <text:p text:style-name="P12">Включаем контейнер psql в фоновом режиме (флагом -f путь к конфигурационному файлу). После чего копируем все файлы из<text:s/>директории ./db/* в контейнер <text:s text:c="2"/>psql_1 по пути :/var/lib/postgresql/data. В конце происходит перезагрузка контейнера.</text:p>
        </text:list-item>
        <text:list-item>
          <text:p text:style-name="P13">Включаем контейнер psql в фоновом режиме (флагом -f путь к конфигурационному файлу). После чего копируем все файлы из<text:s/>директории ./db/* в<text:s/>контейнер <text:s text:c="2"/>psql_1 по пути :/var/lib/postgresql/data. Третьим шагом мы останавливаем<text:s/>все контейнеры,<text:s/>указанные в конфигурационном файле. Удаляем контейнер psql_1. В конце снова включаем контейнер в фоновом режиме.</text:p>
        </text:list-item>
        <text:list-item>
          <text:p text:style-name="P14">Включаем контейнер server в фоновом режиме<text:s/>(флагом -f путь к конфигурационному файлу). Затем заходим в контейнер с флагом -ti для указания имени контейнера. В скобках указываем команду для вывода всех id контейнеров по соответствующему фильтру, где имя начинается на «server_». В конце указываем<text:s/>оболочку,<text:s/>в которой мы будем это исполнять.</text:p>
        </text:list-item>
        <text:list-item>
          <text:p text:style-name="P15">Начинаем собирать контейнер с именем server. Запускаем удаление всех (флаг -a) неиспользованных контейнеров, сетей, образов. Включаем все контейнеры. Прерываем операцию в терминале</text:p>
        </text:list-item>
      </text:list>
      <text:p text:style-name="Standard"/>
      <text:p text:style-name="Standard">Часть<text:s/><text:span text:style-name="T16">C.</text:span></text:p>
      <text:p text:style-name="P17"/>
      <text:list text:style-name="LFO4" text:continue-numbering="true">
        <text:list-item>
          <text:p text:style-name="P18">Не смог выполнить задание из-за нестандартного формата строки запроса.</text:p>
        </text:list-item>
      </text:list>
      <text:p text:style-name="P19">Могу предположить, что поставленную задачу можно было бы выполнить на<text:s/><text:span text:style-name="T20">Python</text:span>. Распарсить строку на объекты (код ответа, дата обращения и т.п.) и выполнить сбор статистики используя их.<text:s/></text:p>
      <text:list text:style-name="LFO4" text:continue-numbering="true">
        <text:list-item>
          <text:list>
            <text:list-item>
              <text:p text:style-name="P21">Стандартным циклом<text:s/><text:span text:style-name="T22">if</text:span><text:s/>код ответа == 200 обновлять счетчик и получить количество<text:s/>пользователей,<text:s/>получивших запрос 200, затем из файла логов узнать общее число обращений и вычислить количество ответов с кодом 200.</text:p>
            </text:list-item>
            <text:list-item>
              <text:p text:style-name="P23">Выделить все запросы которые в теле имеют<text:s/><text:span text:style-name="T24">get</text:span>_<text:span text:style-name="T25">objects</text:span><text:s/>и составить список (<text:span text:style-name="T26">ip</text:span><text:s/>:<text:s/>кол-во обращений)</text:p>
            </text:list-item>
            <text:list-item>
              <text:p text:style-name="P27">Выделить количество запросов с<text:s/><text:span text:style-name="T28">Cached</text:span>:<text:s/><text:span text:style-name="T29">HIT</text:span><text:s/>и<text:s/><text:span text:style-name="T30">GET</text:span>/<text:span text:style-name="T31">rest</text:span>_<text:span text:style-name="T32">api</text:span>/<text:span text:style-name="T33">get</text:span>_<text:span text:style-name="T34">report</text:span>.<text:s/>Посчитать процент: количество подходящих запросов*100/общее количество запросов</text:p>
            </text:list-item>
            <text:list-item>
              <text:p text:style-name="P35">Создать файл с правами записи с помощью модуля<text:s/><text:span text:style-name="T36">os</text:span>.<text:s/>Записать туда в цикле по количеству запросов строку типа:<text:s/><text:span text:style-name="T37">auth</text:span>_<text:span text:style-name="T38">key</text:span>:<text:span text:style-name="T39">sell</text:span>_<text:span text:style-name="T40">date</text:span>:<text:span text:style-name="T41">type</text:span><text:s/>+ \<text:span text:style-name="T42">n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  <style:text-properties fo:color="#CCCCCC"/>
    </style:style>
  </office:automatic-styles>
  <office:master-styles>
    <style:master-page style:name="MP0" style:page-layout-name="PL0">
      <style:header>
        <text:p text:style-name="P2">Алещенко Павел Вадимович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авел Алещенко</dc:creator>
    <meta:creation-date>2021-09-01T13:45:00Z</meta:creation-date>
    <dc:date>2021-09-01T21:26:00Z</dc:date>
    <meta:template xlink:href="Normal.dotm" xlink:type="simple"/>
    <meta:editing-cycles>2</meta:editing-cycles>
    <meta:editing-duration>PT2640S</meta:editing-duration>
    <meta:document-statistic meta:page-count="2" meta:paragraph-count="5" meta:word-count="418" meta:character-count="2799" meta:row-count="19" meta:non-whitespace-character-count="2386"/>
  </office:meta>
</office:document-meta>
</file>